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/>
    <style:font-face style:name="Open Sans1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3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61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11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9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903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84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903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11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Text_20_body">
      <style:paragraph-properties fo:line-height="0%"/>
      <style:text-properties fo:font-size="10pt" style:font-size-asian="10pt"/>
    </style:style>
    <style:style style:name="P2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3" style:family="paragraph" style:parent-style-name="Heading_20_3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1" fo:font-weight="normal" style:font-weight-asian="normal" style:font-weight-complex="normal"/>
    </style:style>
    <style:style style:name="P4" style:family="paragraph" style:parent-style-name="Table_20_Paragraph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6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7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8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9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1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1" style:family="paragraph" style:parent-style-name="Standard">
      <style:paragraph-properties fo:margin-left="0.9689in" fo:margin-right="0in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2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3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4" style:family="paragraph" style:parent-style-name="Standard">
      <style:paragraph-properties fo:margin-left="0.9409in" fo:margin-right="0.0264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5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7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8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9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0" style:family="paragraph" style:parent-style-name="Table_20_Paragraph">
      <style:paragraph-properties fo:line-height="105%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1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2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3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4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5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6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7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8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9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30" style:family="paragraph" style:parent-style-name="Standard">
      <style:paragraph-properties fo:margin-top="0.2134in" fo:margin-bottom="0in" style:contextual-spacing="false" fo:line-height="0.2138in"/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P31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1" fo:font-size="13pt" fo:language="vi" fo:country="VN" style:font-size-asian="13pt" style:font-name-complex="Times New Roman2" style:font-size-complex="13pt"/>
    </style:style>
    <style:style style:name="P32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size-asian="13pt" style:font-name-complex="Times New Roman2" style:font-size-complex="13pt"/>
    </style:style>
    <style:style style:name="P33" style:family="paragraph" style:parent-style-name="Table_20_Paragraph">
      <style:paragraph-properties fo:line-height="0.1646in" fo:orphans="0" fo:widows="0"/>
      <style:text-properties style:font-name="Times New Roman1" fo:font-size="13pt" fo:language="vi" fo:country="VN" style:font-size-asian="13pt" style:font-name-complex="Times New Roman2" style:font-size-complex="13pt" style:text-scale="105%"/>
    </style:style>
    <style:style style:name="P34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name-asian="Noto Serif1" style:font-size-asian="13pt" style:language-asian="en" style:country-asian="US" style:font-name-complex="Times New Roman2" style:font-size-complex="13pt"/>
    </style:style>
    <style:style style:name="P35" style:family="paragraph" style:parent-style-name="Standard">
      <style:text-properties style:font-name="Times New Roman1" fo:font-size="13pt" style:font-size-asian="13pt" style:font-name-complex="Times New Roman2" style:font-size-complex="13pt"/>
    </style:style>
    <style:style style:name="P36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37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38" style:family="paragraph" style:parent-style-name="Table_20_Paragraph">
      <style:paragraph-properties fo:margin-left="0.3283in" fo:margin-right="0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39" style:family="paragraph" style:parent-style-name="Standard">
      <style:paragraph-properties fo:margin-left="0.9689in" fo:margin-right="0in" fo:line-height="0.181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0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1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2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3" style:family="paragraph" style:parent-style-name="Standard">
      <style:paragraph-properties fo:margin-left="0.9689in" fo:margin-right="0in" fo:line-height="0.18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4" style:family="paragraph" style:parent-style-name="Heading_20_2">
      <style:paragraph-properties fo:line-height="0.2138in"/>
      <style:text-properties style:font-name="Times New Roman1" fo:font-size="13pt" style:font-size-asian="13pt" style:font-name-complex="Times New Roman2" style:font-size-complex="13pt" style:text-scale="105%"/>
    </style:style>
    <style:style style:name="P45" style:family="paragraph" style:parent-style-name="Heading_20_2">
      <style:text-properties style:font-name="Times New Roman1" fo:font-size="13pt" style:font-size-asian="13pt" style:font-name-complex="Times New Roman2" style:font-size-complex="13pt" style:text-scale="105%"/>
    </style:style>
    <style:style style:name="P46" style:family="paragraph" style:parent-style-name="Heading_20_2">
      <style:text-properties style:font-name="Times New Roman1" fo:font-size="13pt" style:font-size-asian="13pt" style:font-name-complex="Times New Roman2" style:font-size-complex="13pt" style:text-scale="110%"/>
    </style:style>
    <style:style style:name="P47" style:family="paragraph" style:parent-style-name="Table_20_Paragraph">
      <style:paragraph-properties fo:margin-left="0.0654in" fo:margin-right="0.1862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8" style:family="paragraph" style:parent-style-name="Table_20_Paragraph">
      <style:paragraph-properties fo:margin-left="0.0654in" fo:margin-right="0.2047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9" style:family="paragraph" style:parent-style-name="Table_20_Paragraph">
      <style:paragraph-properties fo:margin-left="0.0654in" fo:margin-right="0.1409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50" style:family="paragraph" style:parent-style-name="Table_20_Paragraph">
      <style:paragraph-properties fo:margin-left="0.0654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1" style:family="paragraph" style:parent-style-name="Table_20_Paragraph">
      <style:paragraph-properties fo:margin-left="0.8673in" fo:margin-right="0in" fo:line-height="0.1661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2" style:family="paragraph" style:parent-style-name="Table_20_Paragraph">
      <style:paragraph-properties fo:margin-left="0.0654in" fo:margin-right="0in" fo:line-height="0.170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3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P54" style:family="paragraph" style:parent-style-name="Text_20_body">
      <style:paragraph-properties fo:margin-top="0.0043in" fo:margin-bottom="0in" style:contextual-spacing="false"/>
      <style:text-properties style:font-name="Times New Roman1" style:font-name-complex="Times New Roman2"/>
    </style:style>
    <style:style style:name="P55" style:family="paragraph" style:parent-style-name="Text_20_body">
      <style:paragraph-properties fo:margin-top="0.0047in" fo:margin-bottom="0in" style:contextual-spacing="false"/>
      <style:text-properties style:font-name="Times New Roman1" style:font-name-complex="Times New Roman2"/>
    </style:style>
    <style:style style:name="P56" style:family="paragraph" style:parent-style-name="Text_20_body">
      <style:paragraph-properties fo:margin-top="0.0016in" fo:margin-bottom="0in" style:contextual-spacing="false"/>
      <style:text-properties style:font-name="Times New Roman1" fo:font-weight="bold" style:font-weight-asian="bold" style:font-name-complex="Times New Roman2"/>
    </style:style>
    <style:style style:name="P57" style:family="paragraph" style:parent-style-name="Text_20_body">
      <style:text-properties style:font-name="Times New Roman1" fo:font-weight="bold" style:font-weight-asian="bold" style:font-name-complex="Times New Roman2"/>
    </style:style>
    <style:style style:name="P58" style:family="paragraph" style:parent-style-name="Text_20_body">
      <style:paragraph-properties fo:margin-top="0.0028in" fo:margin-bottom="0in" style:contextual-spacing="false"/>
      <style:text-properties style:font-name="Times New Roman1" fo:font-weight="bold" style:font-weight-asian="bold" style:font-name-complex="Times New Roman2"/>
    </style:style>
    <style:style style:name="P59" style:family="paragraph" style:parent-style-name="Text_20_body">
      <style:paragraph-properties fo:margin-top="0.0055in" fo:margin-bottom="0in" style:contextual-spacing="false"/>
      <style:text-properties style:font-name="Times New Roman1" fo:font-weight="bold" style:font-weight-asian="bold" style:font-name-complex="Times New Roman2"/>
    </style:style>
    <style:style style:name="P6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61" style:family="paragraph" style:parent-style-name="Standard">
      <style:text-properties fo:color="#ff0000" loext:opacity="100%" style:font-name="Times New Roman1" fo:font-size="24pt" style:font-size-asian="24pt" style:font-name-complex="Times New Roman2" style:font-size-complex="24pt"/>
    </style:style>
    <style:style style:name="P62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3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4" style:family="paragraph" style:parent-style-name="Table_20_Paragraph">
      <style:paragraph-properties fo:orphans="0" fo:widows="0"/>
      <style:text-properties fo:color="#ff0000" loext:opacity="100%" style:font-name="Times New Roman1" fo:font-size="13pt" fo:font-style="italic" fo:font-weight="bold" style:font-size-asian="13pt" style:font-style-asian="italic" style:font-weight-asian="bold" style:font-name-complex="Times New Roman2" style:font-size-complex="13pt"/>
    </style:style>
    <style:style style:name="P65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P66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fo:language="vi" fo:country="VN" style:font-size-asian="13pt" style:font-name-complex="Times New Roman2" style:font-size-complex="13pt"/>
    </style:style>
    <style:style style:name="P67" style:family="paragraph" style:parent-style-name="Table_20_Paragraph">
      <style:paragraph-properties fo:orphans="0" fo:widows="0"/>
    </style:style>
    <style:style style:name="P68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69" style:family="paragraph" style:parent-style-name="Table_20_Paragraph">
      <style:paragraph-properties fo:text-align="justify" style:justify-single-word="false" fo:orphans="0" fo:widows="0"/>
    </style:style>
    <style:style style:name="P70" style:family="paragraph" style:parent-style-name="Table_20_Paragraph">
      <style:paragraph-properties fo:margin-left="0.5in" fo:margin-right="0in" fo:line-height="0.1654in" fo:orphans="0" fo:widows="0" fo:text-indent="0in" style:auto-text-indent="false"/>
    </style:style>
    <style:style style:name="P71" style:family="paragraph" style:parent-style-name="Table_20_Paragraph">
      <style:paragraph-properties fo:margin-left="0.0654in" fo:margin-right="0in" fo:line-height="0.1709in" fo:orphans="0" fo:widows="0" fo:text-indent="0in" style:auto-text-indent="false"/>
    </style:style>
    <style:style style:name="P72" style:family="paragraph" style:parent-style-name="Table_20_Paragraph">
      <style:paragraph-properties fo:line-height="0.1646in" fo:text-align="center" style:justify-single-word="false" fo:orphans="0" fo:widows="0"/>
    </style:style>
    <style:style style:name="P73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74" style:family="paragraph" style:parent-style-name="Table_20_Paragraph">
      <style:paragraph-properties fo:text-align="center" style:justify-single-word="false"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5" style:family="paragraph" style:parent-style-name="Table_20_Paragraph">
      <style:paragraph-properties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6" style:family="paragraph" style:parent-style-name="Table_20_Paragraph">
      <style:paragraph-properties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7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78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1" style:font-name-complex="Times New Roman2"/>
    </style:style>
    <style:style style:name="P79" style:family="paragraph">
      <loext:graphic-properties draw:fill="none"/>
      <style:paragraph-properties fo:text-align="start"/>
      <style:text-properties fo:font-size="18pt"/>
    </style:style>
    <style:style style:name="P80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T3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T4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94%"/>
    </style:style>
    <style:style style:name="T5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2%"/>
    </style:style>
    <style:style style:name="T6" style:family="text">
      <style:text-properties style:font-name="Times New Roman1" fo:font-size="13pt" style:font-size-asian="13pt" style:font-name-complex="Times New Roman2" style:font-size-complex="13pt"/>
    </style:style>
    <style:style style:name="T7" style:family="text">
      <style:text-properties style:font-name="Times New Roman1" fo:font-size="13pt" style:font-size-asian="13pt" style:font-name-complex="Times New Roman2" style:font-size-complex="13pt" style:text-scale="97%"/>
    </style:style>
    <style:style style:name="T8" style:family="text">
      <style:text-properties style:font-name="Times New Roman1" fo:font-size="13pt" fo:letter-spacing="-0.0047in" style:font-size-asian="13pt" style:font-name-complex="Times New Roman2" style:font-size-complex="13pt"/>
    </style:style>
    <style:style style:name="T9" style:family="text">
      <style:text-properties style:font-name="Times New Roman1" fo:font-size="13pt" fo:letter-spacing="-0.0047in" fo:language="vi" fo:country="VN" style:font-size-asian="13pt" style:font-name-complex="Times New Roman2" style:font-size-complex="13pt"/>
    </style:style>
    <style:style style:name="T10" style:family="text">
      <style:text-properties style:font-name="Times New Roman1" fo:font-size="13pt" fo:letter-spacing="-0.0043in" style:font-size-asian="13pt" style:font-name-complex="Times New Roman2" style:font-size-complex="13pt"/>
    </style:style>
    <style:style style:name="T11" style:family="text"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12" style:family="text">
      <style:text-properties style:font-name="Times New Roman1" fo:font-size="13pt" fo:letter-spacing="-0.0063in" style:font-size-asian="13pt" style:font-name-complex="Times New Roman2" style:font-size-complex="13pt"/>
    </style:style>
    <style:style style:name="T13" style:family="text">
      <style:text-properties style:font-name="Times New Roman1" fo:font-size="13pt" fo:letter-spacing="-0.0071in" style:font-size-asian="13pt" style:font-name-complex="Times New Roman2" style:font-size-complex="13pt"/>
    </style:style>
    <style:style style:name="T14" style:family="text">
      <style:text-properties style:font-name="Times New Roman1" fo:font-size="13pt" fo:letter-spacing="-0.0035in" style:font-size-asian="13pt" style:font-name-complex="Times New Roman2" style:font-size-complex="13pt"/>
    </style:style>
    <style:style style:name="T15" style:family="text">
      <style:text-properties style:font-name="Times New Roman1" fo:font-size="13pt" fo:letter-spacing="-0.0138in" style:font-size-asian="13pt" style:font-name-complex="Times New Roman2" style:font-size-complex="13pt"/>
    </style:style>
    <style:style style:name="T16" style:family="text">
      <style:text-properties style:font-name="Times New Roman1" fo:font-size="13pt" fo:letter-spacing="-0.0134in" style:font-size-asian="13pt" style:font-name-complex="Times New Roman2" style:font-size-complex="13pt"/>
    </style:style>
    <style:style style:name="T17" style:family="text">
      <style:text-properties style:font-name="Times New Roman1" fo:font-size="13pt" fo:letter-spacing="-0.0098in" style:font-size-asian="13pt" style:font-name-complex="Times New Roman2" style:font-size-complex="13pt"/>
    </style:style>
    <style:style style:name="T18" style:family="text">
      <style:text-properties style:font-name="Times New Roman1" fo:font-size="13pt" fo:letter-spacing="-0.0091in" style:font-size-asian="13pt" style:font-name-complex="Times New Roman2" style:font-size-complex="13pt"/>
    </style:style>
    <style:style style:name="T19" style:family="text">
      <style:text-properties style:font-name="Times New Roman1" fo:font-size="13pt" fo:letter-spacing="-0.0083in" style:font-size-asian="13pt" style:font-name-complex="Times New Roman2" style:font-size-complex="13pt"/>
    </style:style>
    <style:style style:name="T20" style:family="text">
      <style:text-properties style:font-name="Times New Roman1" fo:font-size="13pt" fo:letter-spacing="-0.002in" style:font-size-asian="13pt" style:font-name-complex="Times New Roman2" style:font-size-complex="13pt"/>
    </style:style>
    <style:style style:name="T21" style:family="text">
      <style:text-properties style:font-name="Times New Roman1" fo:font-size="13pt" fo:language="vi" fo:country="VN" style:font-size-asian="13pt" style:font-name-complex="Times New Roman2" style:font-size-complex="13pt"/>
    </style:style>
    <style:style style:name="T22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T23" style:family="text">
      <style:text-properties style:font-name="Times New Roman1" fo:font-size="13pt" fo:letter-spacing="-0.0437in" fo:font-weight="bold" style:font-size-asian="13pt" style:font-weight-asian="bold" style:font-name-complex="Times New Roman2" style:font-size-complex="13pt" style:text-scale="110%"/>
    </style:style>
    <style:style style:name="T24" style:family="text">
      <style:text-properties style:font-name="Times New Roman1" fo:font-size="13pt" fo:letter-spacing="-0.0374in" fo:language="vi" fo:country="VN" fo:font-weight="bold" style:font-size-asian="13pt" style:font-weight-asian="bold" style:font-name-complex="Times New Roman2" style:font-size-complex="13pt" style:text-scale="105%"/>
    </style:style>
    <style:style style:name="T25" style:family="text">
      <style:text-properties style:font-name="Times New Roman1" fo:font-size="13pt" fo:letter-spacing="-0.0055in" fo:language="vi" fo:country="VN" style:font-size-asian="13pt" style:font-name-complex="Times New Roman2" style:font-size-complex="13pt"/>
    </style:style>
    <style:style style:name="T26" style:family="text">
      <style:text-properties style:font-name="Times New Roman1" fo:font-size="13pt" fo:letter-spacing="-0.0008in" fo:language="vi" fo:country="VN" style:font-size-asian="13pt" style:font-name-complex="Times New Roman2" style:font-size-complex="13pt"/>
    </style:style>
    <style:style style:name="T27" style:family="text">
      <style:text-properties fo:color="#ff0000" loext:opacity="100%" style:font-name="Times New Roman1" fo:font-size="13pt" style:font-size-asian="13pt" style:font-name-complex="Times New Roman2" style:font-size-complex="13pt"/>
    </style:style>
    <style:style style:name="T28" style:family="text">
      <style:text-properties fo:color="#ff0000" loext:opacity="100%" style:font-name="Times New Roman1" fo:font-size="13pt" officeooo:rsid="001c5160" style:font-size-asian="13pt" style:font-name-complex="Times New Roman2" style:font-size-complex="13pt"/>
    </style:style>
    <style:style style:name="T29" style:family="text">
      <style:text-properties fo:color="#ff0000" loext:opacity="100%" style:font-name="Times New Roman1" fo:font-size="13pt" officeooo:rsid="001c6e3c" style:font-size-asian="13pt" style:font-name-complex="Times New Roman2" style:font-size-complex="13pt"/>
    </style:style>
    <style:style style:name="T30" style:family="text">
      <style:text-properties fo:color="#ff0000" loext:opacity="100%"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31" style:family="text"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2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3" style:family="text"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T34" style:family="text">
      <style:text-properties fo:color="#00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35" style:family="text">
      <style:text-properties officeooo:rsid="001c5160"/>
    </style:style>
    <style:style style:name="T36" style:family="text">
      <style:text-properties officeooo:rsid="001c6e3c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6"/>
      <text:p text:style-name="P14">BÁO CÁO CÔNG VIỆC VÀ KẾ HOẠCH TUẦN</text:p>
      <text:p text:style-name="P57"/>
      <text:p text:style-name="P5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Họ và tên</text:p>
          </table:table-cell>
          <table:table-cell table:style-name="Table1.A1" office:value-type="string">
            <text:p text:style-name="P69"><text:span text:style-name="T27"><text:s text:c="8"/></text:span><text:span text:style-name="T30">Phạm Thế Sơn</text:span></text:p>
          </table:table-cell>
        </table:table-row>
        <table:table-row table:style-name="Table1.1">
          <table:table-cell table:style-name="Table1.A1" office:value-type="string">
            <text:p text:style-name="P26">Lớp</text:p>
          </table:table-cell>
          <table:table-cell table:style-name="Table1.A1" office:value-type="string">
            <text:p text:style-name="P38">C0622G1</text:p>
          </table:table-cell>
        </table:table-row>
        <table:table-row table:style-name="Table1.1">
          <table:table-cell table:style-name="Table1.A1" office:value-type="string">
            <text:p text:style-name="P18">Ngày báo cáo</text:p>
          </table:table-cell>
          <table:table-cell table:style-name="Table1.A1" office:value-type="string">
            <text:p text:style-name="P68"><text:span text:style-name="T29">20</text:span><text:span text:style-name="T27">/</text:span><text:span text:style-name="T29">10</text:span><text:span text:style-name="T27">/2022</text:span></text:p>
          </table:table-cell>
        </table:table-row>
        <table:table-row table:style-name="Table1.1">
          <table:table-cell table:style-name="Table1.A1" office:value-type="string">
            <text:p text:style-name="P18">Ngày bắt đầu</text:p>
          </table:table-cell>
          <table:table-cell table:style-name="Table1.A1" office:value-type="string">
            <text:p text:style-name="P68"><text:span text:style-name="T29">13</text:span><text:span text:style-name="T27">/</text:span><text:span text:style-name="T29">10</text:span><text:span text:style-name="T27">/2022</text:span></text:p>
          </table:table-cell>
        </table:table-row>
        <table:table-row table:style-name="Table1.5">
          <table:table-cell table:style-name="Table1.A1" office:value-type="string">
            <text:p text:style-name="P18">Ngày kết thúc</text:p>
          </table:table-cell>
          <table:table-cell table:style-name="Table1.A1" office:value-type="string">
            <text:p text:style-name="P67"><text:span text:style-name="T27"><text:s text:c="7"/></text:span><text:span text:style-name="T29">20</text:span><text:span text:style-name="T27">/</text:span><text:span text:style-name="T29">10</text:span><text:span text:style-name="T27">/2022</text:span></text:p>
          </table:table-cell>
        </table:table-row>
      </table:table>
      <text:p text:style-name="P59"/>
      <text:p text:style-name="P11">Tự kiểm tra</text:p>
      <text:p text:style-name="P5"><text:span text:style-name="T6">Đặt</text:span><text:span text:style-name="T8"> </text:span><text:span text:style-name="T6">ký</text:span><text:span text:style-name="T10"> </text:span><text:span text:style-name="T6">tự<text:tab/></text:span><text:span text:style-name="T11">x</text:span><text:span text:style-name="T1"><text:tab/></text:span><text:span text:style-name="T6">để</text:span><text:span text:style-name="T12"> </text:span><text:span text:style-name="T6">trả</text:span><text:span text:style-name="T13"> </text:span><text:span text:style-name="T6">lời</text:span><text:span text:style-name="T12"> </text:span><text:span text:style-name="T6">"có"</text:span><text:span text:style-name="T12"> </text:span><text:span text:style-name="T6">và</text:span><text:span text:style-name="T12"> </text:span><text:span text:style-name="T6">ký</text:span><text:span text:style-name="T13"> </text:span><text:span text:style-name="T6">tự<text:tab/></text:span><text:span text:style-name="T11"> </text:span><text:span text:style-name="T32">o</text:span><text:span text:style-name="T6"><text:tab/>để trả lời</text:span><text:span text:style-name="T14"> </text:span><text:span text:style-name="T6">"không".</text:span></text:p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Đã nghiêm túc nỗ lực để hiểu các học liệu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48">Có hiểu giải pháp để giải quyết các bài tập trước khi bài tập</text:p>
            <text:p text:style-name="P50">được giao 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1">
          <table:table-cell table:style-name="Table2.A1" office:value-type="string">
            <text:p text:style-name="P8"><text:span text:style-name="T6">Đã</text:span><text:span text:style-name="T15"> </text:span><text:span text:style-name="T6">cùng</text:span><text:span text:style-name="T16"> </text:span><text:span text:style-name="T6">làm</text:span><text:span text:style-name="T15"> </text:span><text:span text:style-name="T6">việc</text:span><text:span text:style-name="T16"> </text:span><text:span text:style-name="T6">với</text:span><text:span text:style-name="T16"> </text:span><text:span text:style-name="T6">bạn</text:span><text:span text:style-name="T7"> </text:span><text:span text:style-name="T6">học</text:span><text:span text:style-name="T13"> </text:span><text:span text:style-name="T6">trên</text:span><text:span text:style-name="T13"> </text:span><text:span text:style-name="T6">những</text:span><text:span text:style-name="T13"> </text:span><text:span text:style-name="T6">vấn</text:span><text:span text:style-name="T13"> </text:span><text:span text:style-name="T6">đề</text:span><text:span text:style-name="T13"> </text:span><text:span text:style-name="T6">của</text:span><text:span text:style-name="T13"> </text:span><text:span text:style-name="T6">bài</text:span><text:span text:style-name="T13"> </text:span><text:span text:style-name="T6">tập?</text:span></text:p>
          </table:table-cell>
          <table:table-cell table:style-name="Table2.A1" office:value-type="string">
            <text:p text:style-name="P74">o</text:p>
          </table:table-cell>
          <table:table-cell table:style-name="Table2.A1" office:value-type="string">
            <text:p text:style-name="P9"><text:span text:style-name="T6">Có yêu cầu giải thích các điểm</text:span><text:span text:style-name="T17"> </text:span><text:span text:style-name="T6">cản</text:span><text:span text:style-name="T18"> </text:span><text:span text:style-name="T6">trở</text:span><text:span text:style-name="T17"> </text:span><text:span text:style-name="T6">bạn</text:span><text:span text:style-name="T18"> </text:span><text:span text:style-name="T6">giải</text:span><text:span text:style-name="T17"> </text:span><text:span text:style-name="T6">quyết</text:span><text:span text:style-name="T18"> </text:span><text:span text:style-name="T6">các</text:span><text:span text:style-name="T17"> </text:span><text:span text:style-name="T6">bài</text:span><text:span text:style-name="T18"> </text:span><text:span text:style-name="T6">tập</text:span></text:p>
            <text:p text:style-name="P50">trong giờ học có hướng dẫn không?</text:p>
          </table:table-cell>
          <table:table-cell table:style-name="Table2.A1" office:value-type="string">
            <text:p text:style-name="P74">x</text:p>
          </table:table-cell>
        </table:table-row>
        <table:table-row table:style-name="Table2.1">
          <table:table-cell table:style-name="Table2.A1" office:value-type="string">
            <text:p text:style-name="P47">Đã thử tóm tắt lại bài tập trước khi trao đổi cùng bạn học?</text:p>
          </table:table-cell>
          <table:table-cell table:style-name="Table2.A1" office:value-type="string">
            <text:p text:style-name="P74">o</text:p>
          </table:table-cell>
          <table:table-cell table:style-name="Table2.A1" office:value-type="string">
            <text:p text:style-name="P49">Có đố bạn cùng lớp giải quyết thách thức nào (mà bạn đã tìm</text:p>
            <text:p text:style-name="P50">ra) không?</text:p>
          </table:table-cell>
          <table:table-cell table:style-name="Table2.A1" office:value-type="string">
            <text:p text:style-name="P74">o</text:p>
          </table:table-cell>
        </table:table-row>
        <table:table-row table:style-name="Table2.4">
          <table:table-cell table:style-name="Table2.A1" office:value-type="string">
            <text:p text:style-name="P51">Đã tham gia tích cực vào</text:p>
            <text:p text:style-name="P52">các buổi trao đổi về bài tập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51">Có ngủ đủ trước ngày học</text:p>
            <text:p text:style-name="P52">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4">
          <table:table-cell table:style-name="Table2.A1" office:value-type="string">
            <text:p text:style-name="P51">Có tham khảo ý kiến với</text:p>
            <text:p text:style-name="P71"><text:span text:style-name="T6">giảng viên/tutor khi gặp rắc rối không?</text:span><text:span text:style-name="T31">x</text:span></text:p>
          </table:table-cell>
          <table:table-cell table:style-name="Table2.A1" office:value-type="string">
            <text:p text:style-name="P4"><text:span text:style-name="T11">x</text:span><text:span text:style-name="T31">o</text:span></text:p>
          </table:table-cell>
          <table:table-cell table:style-name="Table2.A1" office:value-type="string">
            <text:p text:style-name="P51">Có nỗ lực để ngủ đủ trước</text:p>
            <text:p text:style-name="P52">ngày học không?</text:p>
          </table:table-cell>
          <table:table-cell table:style-name="Table2.A1" office:value-type="string">
            <text:p text:style-name="P53">x</text:p>
          </table:table-cell>
        </table:table-row>
      </table:table>
      <text:p text:style-name="P55"/>
      <text:p text:style-name="P15">Tự học</text:p>
      <text:p text:style-name="P6"><text:span text:style-name="T6">Bạn</text:span><text:span text:style-name="T18"> </text:span><text:span text:style-name="T6">đã</text:span><text:span text:style-name="T18"> </text:span><text:span text:style-name="T6">dành</text:span><text:span text:style-name="T18"> </text:span><text:span text:style-name="T6">bao</text:span><text:span text:style-name="T18"> </text:span><text:span text:style-name="T6">nhiêu</text:span><text:span text:style-name="T18"> </text:span><text:span text:style-name="T6">thời</text:span><text:span text:style-name="T18"> </text:span><text:span text:style-name="T6">gian</text:span><text:span text:style-name="T18"> </text:span><text:span text:style-name="T6">cho</text:span><text:span text:style-name="T19"> </text:span><text:span text:style-name="T6">việc</text:span><text:span text:style-name="T18"> </text:span><text:span text:style-name="T6">hoàn</text:span><text:span text:style-name="T18"> </text:span><text:span text:style-name="T6">thành</text:span><text:span text:style-name="T18"> </text:span><text:span text:style-name="T6">các</text:span><text:span text:style-name="T18"> </text:span><text:span text:style-name="T6">nhiệm</text:span><text:span text:style-name="T18"> </text:span><text:span text:style-name="T6">vụ</text:span><text:span text:style-name="T18"> </text:span><text:span text:style-name="T6">học</text:span><text:span text:style-name="T18"> </text:span><text:span text:style-name="T6">tập</text:span><text:span text:style-name="T19"> </text:span><text:span text:style-name="T6">(được</text:span><text:span text:style-name="T7"> </text:span><text:span text:style-name="T6">giao và tự giao</text:span><text:span text:style-name="T20"> </text:span><text:span text:style-name="T6">việc)?</text:span></text:p>
      <text:p text:style-name="P39">Di chuyển ký tự ○ vào ô tương ứ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40">1h</text:p>
          </table:table-cell>
          <table:table-cell table:style-name="Table3.A1" office:value-type="string">
            <text:p text:style-name="P41">~2hs</text:p>
          </table:table-cell>
          <table:table-cell table:style-name="Table3.A1" office:value-type="string">
            <text:p text:style-name="P41">~4hs</text:p>
          </table:table-cell>
          <table:table-cell table:style-name="Table3.A1" office:value-type="string">
            <text:p text:style-name="P41">~6hs</text:p>
          </table:table-cell>
          <table:table-cell table:style-name="Table3.A1" office:value-type="string">
            <text:p text:style-name="P41">~8hs</text:p>
          </table:table-cell>
          <table:table-cell table:style-name="Table3.A1" office:value-type="string">
            <text:p text:style-name="P42">0~15hs</text:p>
          </table:table-cell>
          <table:table-cell table:style-name="Table3.A1" office:value-type="string">
            <text:p text:style-name="P41">15hs</text:p>
          </table:table-cell>
        </table:table-row>
        <table:table-row table:style-name="Table3.2"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4">x</text:p>
          </table:table-cell>
          <table:table-cell table:style-name="Table3.A2" office:value-type="string">
            <text:p text:style-name="P36"><text:line-break/></text:p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</table:table>
      <text:p text:style-name="P54"/>
      <text:h text:style-name="P44" text:outline-level="2">Những bài học đã xong hoàn toàn</text:h>
      <text:p text:style-name="P43">Những bài học đã hoàn thành 100% nhiệm vụ bắt buộc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Bài học</text:p>
          </table:table-cell>
          <table:table-cell table:style-name="Table4.A1" office:value-type="string">
            <text:p text:style-name="P18">Các công việc đã làm</text:p>
          </table:table-cell>
        </table:table-row>
        <table:table-row table:style-name="Table4.1">
          <table:table-cell table:style-name="Table4.A1" office:value-type="string">
            <text:p text:style-name="P76">- View <text:span text:style-name="T36">&amp; Thymleaf</text:span></text:p>
            <text:p text:style-name="P76">- Data binding <text:span text:style-name="T36">&amp; Form</text:span></text:p>
            <text:p text:style-name="P76">- Thao tác với CSDL và ORM</text:p>
            <text:p text:style-name="P76">- JPA</text:p>
            <text:p text:style-name="P76">- Spring Data Repository</text:p>
          </table:table-cell>
          <table:table-cell table:style-name="Table4.A1" office:value-type="string">
            <text:p text:style-name="P66">-Nghiên cứu lý thuyêt,làm các bài quiz đến khi chính xác,hoàn thành xong các bài thực hành và bài tập.</text:p>
            <text:p text:style-name="P32"/>
            <text:p text:style-name="P32"/>
          </table:table-cell>
        </table:table-row>
      </table:table>
      <text:h text:style-name="P45" text:outline-level="2">Những bài học còn chưa xong hoàn toàn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Bài học</text:p>
          </table:table-cell>
          <table:table-cell table:style-name="Table5.A1" office:value-type="string">
            <text:p text:style-name="P20">Những nội dung chưa hoàn thành</text:p>
          </table:table-cell>
          <table:table-cell table:style-name="Table5.A1" office:value-type="string">
            <text:p text:style-name="P72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3" text:outline-level="3"/>
          </table:table-cell>
          <table:table-cell table:style-name="Table5.B2" office:value-type="string">
            <text:p text:style-name="P37"/>
          </table:table-cell>
          <table:table-cell table:style-name="Table5.C2" office:value-type="string">
            <text:p text:style-name="P37"/>
          </table:table-cell>
        </table:table-row>
      </table:table>
      <text:p text:style-name="P10"/>
      <text:p text:style-name="P10"><text:soft-page-break/></text:p>
      <text:p text:style-name="P10"/>
      <text:p text:style-name="P60"><text:span text:style-name="T3">Những nhiệm vụ tự </text:span><text:span text:style-name="T23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Nhiệm vụ</text:p>
          </table:table-cell>
          <table:table-cell table:style-name="Table6.A1" office:value-type="string">
            <text:p text:style-name="P19">Kết quả</text:p>
          </table:table-cell>
        </table:table-row>
        <table:table-row table:style-name="Table6.1">
          <table:table-cell table:style-name="Table6.A1" office:value-type="string">
            <text:p text:style-name="P66">Nắm chắc lý thuyết, hiểu bài</text:p>
          </table:table-cell>
          <table:table-cell table:style-name="Table6.A1" office:value-type="string">
            <text:p text:style-name="P66">Hoàn thành</text:p>
          </table:table-cell>
        </table:table-row>
        <table:table-row table:style-name="Table6.1">
          <table:table-cell table:style-name="Table6.A1" office:value-type="string">
            <text:p text:style-name="P63">Hoàn thành tất cả các bài tập trong mỗi bài</text:p>
          </table:table-cell>
          <table:table-cell table:style-name="Table6.A1" office:value-type="string">
            <text:p text:style-name="P63">Hoàn thành</text:p>
          </table:table-cell>
        </table:table-row>
        <table:table-row table:style-name="Table6.4">
          <table:table-cell table:style-name="Table6.A1" office:value-type="string">
            <text:p text:style-name="P63">Nghiên cứu thêm các vấn đề liên quan đến bài học</text:p>
          </table:table-cell>
          <table:table-cell table:style-name="Table6.A1" office:value-type="string">
            <text:p text:style-name="P66">Hoàn thành</text:p>
          </table:table-cell>
        </table:table-row>
        <table:table-row table:style-name="Table6.4"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3"/>
          </table:table-cell>
        </table:table-row>
      </table:table>
      <text:p text:style-name="P56"/>
      <text:p text:style-name="P16">Những trở ngại gặp phải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8">Trở ngại</text:p>
          </table:table-cell>
          <table:table-cell table:style-name="Table7.A1" office:value-type="string">
            <text:p text:style-name="P21">Những hành động tháo gỡ đã thực hiện</text:p>
          </table:table-cell>
          <table:table-cell table:style-name="Table7.A1" office:value-type="string">
            <text:p text:style-name="P73"><text:span text:style-name="T5">Đ</text:span><text:span text:style-name="T2">ã xong chưa</text:span></text:p>
            <text:p text:style-name="P12"/>
          </table:table-cell>
          <table:table-cell table:style-name="Table7.A1" office:value-type="string">
            <text:p text:style-name="P22">Những hành động tháo gỡ kế tiếp</text:p>
            <text:p text:style-name="P13"/>
          </table:table-cell>
        </table:table-row>
        <table:table-row table:style-name="Table7.2">
          <table:table-cell table:style-name="Table7.A1" office:value-type="string">
            <text:p text:style-name="P62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2"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6"/>
          </table:table-cell>
        </table:table-row>
        <table:table-row table:style-name="Table7.2"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</table:table-row>
      </table:table>
      <text:p text:style-name="P10">Các câu hỏi quan trọng nhất đã đặt ra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23">Câu hỏi</text:p>
          </table:table-cell>
          <table:table-cell table:style-name="Table8.A1" office:value-type="string">
            <text:p text:style-name="P23">Kết quả nhận được/tìm</text:p>
            <text:p text:style-name="P25">được/rút ra được</text:p>
          </table:table-cell>
        </table:table-row>
        <table:table-row table:style-name="Table8.2">
          <table:table-cell table:style-name="Table8.A2" office:value-type="string">
            <text:p text:style-name="P37"/>
          </table:table-cell>
          <table:table-cell table:style-name="Table8.B2" office:value-type="string">
            <text:p text:style-name="P37"/>
          </table:table-cell>
        </table:table-row>
      </table:table>
      <text:p text:style-name="P17">Những kiến thức/kỹ năng gia tăng có ý nghĩa nhất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Kiến thức/kỹ năng</text:p>
          </table:table-cell>
          <table:table-cell table:style-name="Table9.A1" office:value-type="string">
            <text:p text:style-name="P23">Nguyên nhân</text:p>
            <text:p text:style-name="P25">nhận được</text:p>
          </table:table-cell>
        </table:table-row>
        <table:table-row table:style-name="Table9.2">
          <table:table-cell table:style-name="Table9.A1" office:value-type="string">
            <text:list xml:id="list978499781" text:style-name="WWNum1">
              <text:list-item>
                <text:p text:style-name="P77"><text:span text:style-name="T33">10 keyword (học được t</text:span><text:span text:style-name="T34">uần )</text:span></text:p>
              </text:list-item>
            </text:list>
            <text:p text:style-name="P65">1. <text:s/>hibenate <text:span text:style-name="T36">2. build gradle 3. GetMapping 4. PostMapping 5. redirect 6. <text:s/>Spring Framework 7. <text:s/>Spring Data JPA 8. Data bilder 9. Thymleaf 10. view resolver</text:span></text:p>
          </table:table-cell>
          <table:table-cell table:style-name="Table9.A1" office:value-type="string">
            <text:p text:style-name="P33"><text:s/>Trong quá trình học và tìm hiểu thông qua tutor.</text:p>
          </table:table-cell>
        </table:table-row>
      </table:table>
      <text:p text:style-name="P30"/>
      <text:p text:style-name="P2"><text:span text:style-name="T22">Những hành động cải tiến tuần</text:span><text:span text:style-name="T24"> </text:span><text:span text:style-name="T22">tới</text:span></text:p>
      <text:p text:style-name="P7"><text:span text:style-name="T21">Đặt</text:span><text:span text:style-name="T25"> </text:span><text:span text:style-name="T21">các</text:span><text:span text:style-name="T9"> </text:span><text:span text:style-name="T21">hành</text:span><text:span text:style-name="T9"> </text:span><text:span text:style-name="T21">động</text:span><text:span text:style-name="T9"> </text:span><text:span text:style-name="T21">theo</text:span><text:span text:style-name="T9"> </text:span><text:span text:style-name="T21">tiêu</text:span><text:span text:style-name="T9"> </text:span><text:span text:style-name="T21">chuẩn</text:span><text:span text:style-name="T9"> </text:span><text:span text:style-name="T21">SMART,</text:span><text:span text:style-name="T9"> </text:span><text:span text:style-name="T21">chấm</text:span><text:span text:style-name="T25"> </text:span><text:span text:style-name="T21">điểm</text:span><text:span text:style-name="T9"> </text:span><text:span text:style-name="T21">từ</text:span><text:span text:style-name="T9"> </text:span><text:span text:style-name="T21">1</text:span><text:span text:style-name="T9"> </text:span><text:span text:style-name="T21">đến</text:span><text:span text:style-name="T9"> </text:span><text:span text:style-name="T21">4</text:span><text:span text:style-name="T9"> </text:span><text:span text:style-name="T21">theo</text:span><text:span text:style-name="T9"> </text:span><text:span text:style-name="T21">mô</text:span><text:span text:style-name="T9"> </text:span><text:span text:style-name="T21">tả</text:span><text:span text:style-name="T25"> </text:span><text:span text:style-name="T21">trong khóa</text:span><text:span text:style-name="T26"> </text:span><text:span text:style-name="T21">Kanban.</text:span>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4">Hành động</text:p>
          </table:table-cell>
          <table:table-cell table:style-name="Table10.A1" office:value-type="string">
            <text:p text:style-name="P36">Cụ thể</text:p>
          </table:table-cell>
          <table:table-cell table:style-name="Table10.A1" office:value-type="string">
            <text:p text:style-name="P36">Đo được</text:p>
          </table:table-cell>
          <table:table-cell table:style-name="Table10.A1" office:value-type="string">
            <text:p text:style-name="P36">Khả thi</text:p>
          </table:table-cell>
          <table:table-cell table:style-name="Table10.A1" office:value-type="string">
            <text:p text:style-name="P36">Thực tế</text:p>
          </table:table-cell>
          <table:table-cell table:style-name="Table10.A1" office:value-type="string">
            <text:p text:style-name="P36">RBTG</text:p>
          </table:table-cell>
          <table:table-cell table:style-name="Table10.A1" office:value-type="string">
            <text:p text:style-name="P29">Tổng</text:p>
          </table:table-cell>
        </table:table-row>
        <table:table-row table:style-name="Table10.2">
          <table:table-cell table:style-name="Table10.A2" office:value-type="string">
            <text:p text:style-name="P70"><text:span text:style-name="T31">Cố gắng và tập trung hơn trong việc học ở trung tâm cũng như </text:span><text:soft-page-break/><text:span text:style-name="T31">ở nhà</text:span></text:p>
          </table:table-cell>
          <table:table-cell table:style-name="Table10.B2" office:value-type="string">
            <text:p text:style-name="P67"><text:span text:style-name="T31">nghiên </text:span><text:soft-page-break/><text:span text:style-name="T31">cứu và làm bài tập về nhà cũng như bài họcmai mới ngày mai</text:span></text:p>
          </table:table-cell>
          <table:table-cell table:style-name="Table10.C2" office:value-type="string">
            <text:p text:style-name="P75"><text:s text:c="5"/>4</text:p>
          </table:table-cell>
          <table:table-cell table:style-name="Table10.D2" office:value-type="string">
            <text:p text:style-name="P37"><text:s text:c="4"/>4</text:p>
          </table:table-cell>
          <table:table-cell table:style-name="Table10.E2" office:value-type="string">
            <text:p text:style-name="P37"><text:s text:c="5"/>4</text:p>
          </table:table-cell>
          <table:table-cell table:style-name="Table10.F2" office:value-type="string">
            <text:p text:style-name="P37"/>
          </table:table-cell>
          <table:table-cell table:style-name="Table10.G2" office:value-type="string">
            <text:p text:style-name="P37"/>
          </table:table-cell>
        </table:table-row>
      </table:table>
      <text:p text:style-name="P55"/>
      <text:h text:style-name="P46" text:outline-level="2">Những nhiệm vụ cốt lõi của tuần tới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3">Nhiệm vụ</text:p>
          </table:table-cell>
          <table:table-cell table:style-name="Table11.A1" office:value-type="string">
            <text:p text:style-name="P27">Thời</text:p>
            <text:p text:style-name="P25">gian ước tính</text:p>
          </table:table-cell>
        </table:table-row>
        <table:table-row table:style-name="Table11.2">
          <table:table-cell table:style-name="Table11.A2" office:value-type="string">
            <text:p text:style-name="P62">Hoàn thành các bài tập trên jame</text:p>
            <text:p text:style-name="P62">Củng cố các kiến thức đã học, tìm hiểu các vấn đề liên quan</text:p>
            <text:p text:style-name="P62">Đọc và nghiên cứu trước các bài học</text:p>
          </table:table-cell>
          <table:table-cell table:style-name="Table11.B2" office:value-type="string">
            <text:p text:style-name="P62"><text:s/>15h</text:p>
            <text:p text:style-name="P62"><text:s/>14h</text:p>
            <text:p text:style-name="P62"><text:s/>10h</text:p>
          </table:table-cell>
        </table:table-row>
      </table:table>
      <text:p text:style-name="P35"/>
      <text:p text:style-name="P35"/>
      <text:p text:style-name="P61"/>
      <text:p text:style-name="P3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/>
    <style:font-face style:name="Open Sans1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0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10-20T15:20:39.339754792</dc:date>
    <meta:editing-cycles>50</meta:editing-cycles>
    <meta:editing-duration>PT19H22M31S</meta:editing-duration>
    <meta:generator>LibreOffice/7.3.5.2$Linux_X86_64 LibreOffice_project/30$Build-2</meta:generator>
    <meta:document-statistic meta:table-count="11" meta:image-count="0" meta:object-count="0" meta:page-count="4" meta:paragraph-count="115" meta:word-count="587" meta:character-count="2604" meta:non-whitespace-character-count="2093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